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fo:color="#000000" style:font-name="Arial" fo:font-size="10pt" style:font-size-asian="10pt" style:font-name-complex="Calibri" style:font-size-complex="10pt"/>
    </style:style>
    <style:style style:name="ce6" style:family="table-cell" style:parent-style-name="Default">
      <style:text-properties fo:color="#000000" style:font-name="Arial" fo:font-size="10pt" fo:font-weight="normal" style:font-size-asian="10pt" style:font-weight-asian="normal" style:font-name-complex="Calibri" style:font-size-complex="10pt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igating to Checkout page from 'Shopping Cart' pag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ckout as SignedIn User ( SignIn Checkout ) by using an existing address</text:p>
            <text:p> During Checkout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eckout as SignedIn User ( SignIn Checkout ) by entering new address into </text:p>
            <text:p>All the fields of the Billing Details section during checkout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ext fields in Billing Details of the Checkout page has Placeholder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Verify text fields in Billing Details of the Checkout page has Placeholder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fy without entering any fields in the Billing Section of the Checkout Page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Verify Checkout as SignedIn User ( SignIn Checkout ) by entering new </text:span></text:p>
            <text:p><text:span text:style-name="T1">Address into</text:span></text:p>
            <text:p><text:span text:style-name="T1">The mandatory fields of the Delivery Details section during checkout </text:span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Text fields in Delivery Details of the Checkout page has Placeholder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rify without entering any fields in the Delivery Details Section of the</text:p>
            <text:p> Checkout Pag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comments about your order in the 'Delivery Method' section of</text:p>
            <text:p> Checkout pag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rify Guest Checkout 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rify Checkout as New Us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Checkout by Signin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2:23:18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4-05T22:36:00.526000000</dc:date>
    <meta:editing-duration>PT35M6S</meta:editing-duration>
    <meta:editing-cycles>7</meta:editing-cycles>
    <meta:document-statistic meta:table-count="1" meta:cell-count="30" meta:object-count="0"/>
  </office:meta>
</office:document-meta>
</file>